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nionPro-Italic" svg:font-family="MinionPro-Ital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style:font-size-asian="16pt" style:font-name-complex="Times New Roman1" style:font-size-complex="16pt"/>
    </style:style>
    <style:style style:name="P2" style:family="paragraph" style:parent-style-name="Standard">
      <style:text-properties fo:color="#252525" style:font-name="Times New Roman" fo:font-size="12pt" fo:background-color="#ffffff" style:font-size-asian="12pt" style:font-name-complex="Times New Roman1" style:font-size-complex="12pt"/>
    </style:style>
    <style:style style:name="P3" style:family="paragraph" style:parent-style-name="Standard">
      <style:text-properties fo:color="#252525" style:font-name="Times New Roman" fo:font-size="16pt" fo:background-color="#ffffff" style:font-size-asian="16pt" style:font-name-complex="Times New Roman1" style:font-size-complex="16pt"/>
    </style:style>
    <style:style style:name="P4" style:family="paragraph" style:parent-style-name="Standard">
      <style:paragraph-properties fo:margin-top="0cm" fo:margin-bottom="0cm" style:contextual-spacing="false" fo:line-height="100%"/>
    </style:style>
    <style:style style:name="P5" style:family="paragraph" style:parent-style-name="Standard" style:master-page-name="Standard">
      <style:paragraph-properties style:page-number="auto"/>
    </style:style>
    <style:style style:name="P6" style:family="paragraph" style:parent-style-name="Normal_20__28_Web_29_">
      <style:text-properties officeooo:rsid="000bc19b" officeooo:paragraph-rsid="000bc19b"/>
    </style:style>
    <style:style style:name="P7" style:family="paragraph" style:parent-style-name="Normal_20__28_Web_29_">
      <style:paragraph-properties fo:margin-top="0.494cm" fo:margin-bottom="0.494cm" style:contextual-spacing="false" style:line-height-at-least="0.536cm" fo:background-color="#ffffff">
        <style:background-image/>
      </style:paragraph-properties>
    </style:style>
    <style:style style:name="P8" style:family="paragraph" style:parent-style-name="Normal_20__28_Web_29_">
      <style:paragraph-properties fo:margin-top="0.494cm" fo:margin-bottom="0.494cm" style:contextual-spacing="false" style:line-height-at-least="0.536cm" fo:background-color="#ffffff">
        <style:background-image/>
      </style:paragraph-properties>
      <style:text-properties fo:color="#252525"/>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name-asian="MinionPro-Regular1" style:font-size-asian="12pt" style:font-name-complex="Times New Roman1" style:font-size-complex="12pt"/>
    </style:style>
    <style:style style:name="T3" style:family="text">
      <style:text-properties style:font-name="Times New Roman" fo:font-size="12pt" fo:font-style="italic" style:font-name-asian="MinionPro-Italic" style:font-size-asian="12pt" style:font-style-asian="italic" style:font-name-complex="Times New Roman1" style:font-size-complex="12pt" style:font-style-complex="italic"/>
    </style:style>
    <style:style style:name="T4" style:family="text">
      <style:text-properties style:font-name="Times New Roman" fo:font-size="12pt" style:font-size-asian="12pt" style:font-name-complex="Times New Roman1" style:font-size-complex="12pt"/>
    </style:style>
    <style:style style:name="T5" style:family="text">
      <style:text-properties fo:color="#252525"/>
    </style:style>
    <style:style style:name="T6" style:family="text">
      <style:text-properties fo:color="#252525" fo:font-weight="bold" style:font-weight-asian="bold" style:font-weight-complex="bold"/>
    </style:style>
    <style:style style:name="T7" style:family="text">
      <style:text-properties fo:color="#252525" style:font-name="Times New Roman" fo:font-size="12pt" fo:background-color="#ffffff" loext:char-shading-value="0" style:font-size-asian="12pt" style:font-name-complex="Times New Roman1" style:font-size-complex="12pt"/>
    </style:style>
    <style:style style:name="T8" style:family="text">
      <style:text-properties fo:color="#252525" style:font-name="Times New Roman" fo:font-size="16pt" fo:background-color="#ffffff" loext:char-shading-value="0" style:font-size-asian="16pt" style:font-name-complex="Times New Roman1" style:font-size-complex="16pt"/>
    </style:style>
    <style:style style:name="T9" style:family="text">
      <style:text-properties fo:color="#0b0080" style:text-underline-style="none"/>
    </style:style>
    <style:style style:name="T10" style:family="text">
      <style:text-properties style:font-name="MinionPro-Regular" fo:font-size="10.5pt" style:font-name-asian="MinionPro-Regular1" style:font-size-asian="10.5pt" style:font-name-complex="MinionPro-Regular1" style:font-size-complex="10.5pt"/>
    </style:style>
    <style:style style:name="T11" style:family="text">
      <style:text-properties fo:color="#000000"/>
    </style:style>
    <style:style style:name="T12" style:family="text">
      <style:text-properties fo:color="#000000" style:font-name="Times New Roman" fo:font-size="12pt" style:font-size-asian="12pt" style:font-name-complex="Times New Roman1" style:font-size-complex="12pt"/>
    </style:style>
    <style:style style:name="T13" style:family="text">
      <style:text-properties fo:color="#000000" style:font-name="Times New Roman" fo:font-size="12pt" fo:font-style="italic" style:font-size-asian="12pt" style:font-style-asian="italic" style:font-name-complex="Times New Roman1" style:font-size-complex="12pt"/>
    </style:style>
    <style:style style:name="T14"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5" style:family="text">
      <style:text-properties fo:color="#000000" fo:font-style="italic" style:font-style-asian="italic" style:font-style-complex="italic"/>
    </style:style>
    <style:style style:name="T16" style:family="text">
      <style:text-properties fo:color="#000000"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WISTED MATRIX:</text:span></text:p>
      <text:p text:style-name="P1"/>
      <text:p text:style-name="P7"><text:span text:style-name="T6">Twisted</text:span><text:span text:style-name="apple-converted-space"><text:span text:style-name="T5"> </text:span></text:span><text:span text:style-name="T5">is an</text:span><text:span text:style-name="apple-converted-space"><text:span text:style-name="T5"> </text:span></text:span><text:span text:style-name="T5">event-driven</text:span><text:span text:style-name="apple-converted-space"><text:span text:style-name="T5"> </text:span></text:span><text:span text:style-name="T5">network programming</text:span><text:span text:style-name="apple-converted-space"><text:span text:style-name="T5"> </text:span></text:span><text:span text:style-name="T5">framework</text:span><text:span text:style-name="apple-converted-space"><text:span text:style-name="T5"> </text:span></text:span><text:span text:style-name="T5">written in</text:span><text:span text:style-name="apple-converted-space"><text:span text:style-name="T5"> </text:span></text:span><text:span text:style-name="T5">Python</text:span><text:span text:style-name="apple-converted-space"><text:span text:style-name="T5"> </text:span></text:span><text:span text:style-name="T5">and licensed under the</text:span><text:span text:style-name="apple-converted-space"><text:span text:style-name="T5"> </text:span></text:span><text:span text:style-name="T5">MIT License.</text:span></text:p>
      <text:p text:style-name="P7"><text:span text:style-name="T5">Twisted projects variously support</text:span><text:span text:style-name="apple-converted-space"><text:span text:style-name="T5"> </text:span></text:span><text:a xlink:type="simple" xlink:href="http://en.wikipedia.org/wiki/Transmission_Control_Protocol"><text:span text:style-name="T9">TCP</text:span></text:a><text:span text:style-name="T5">,</text:span><text:span text:style-name="apple-converted-space"><text:span text:style-name="T5"> </text:span></text:span><text:a xlink:type="simple" xlink:href="http://en.wikipedia.org/wiki/User_Datagram_Protocol"><text:span text:style-name="T9">UDP</text:span></text:a><text:span text:style-name="T5">,</text:span><text:span text:style-name="apple-converted-space"><text:span text:style-name="T5"> </text:span></text:span><text:a xlink:type="simple" xlink:href="http://en.wikipedia.org/wiki/Transport_Layer_Security"><text:span text:style-name="T9">SSL/TLS</text:span></text:a><text:span text:style-name="T5">,</text:span><text:span text:style-name="apple-converted-space"><text:span text:style-name="T5"> </text:span></text:span><text:a xlink:type="simple" xlink:href="http://en.wikipedia.org/wiki/IP_multicast"><text:span text:style-name="T9">IP multicast</text:span></text:a><text:span text:style-name="T5">, Unix domain</text:span><text:span text:style-name="apple-converted-space"><text:span text:style-name="T5"> </text:span></text:span><text:a xlink:type="simple" xlink:href="http://en.wikipedia.org/wiki/Unix_domain_socket"><text:span text:style-name="T9">sockets</text:span></text:a><text:span text:style-name="T5">, a large number of protocols (including </text:span><text:a xlink:type="simple" xlink:href="http://en.wikipedia.org/wiki/HTTP"><text:span text:style-name="T9">HTTP</text:span></text:a><text:span text:style-name="T5">,</text:span><text:span text:style-name="apple-converted-space"><text:span text:style-name="T5"> </text:span></text:span><text:a xlink:type="simple" xlink:href="http://en.wikipedia.org/wiki/Extensible_Messaging_and_Presence_Protocol"><text:span text:style-name="T9">XMPP</text:span></text:a><text:span text:style-name="T5">,</text:span><text:span text:style-name="apple-converted-space"><text:span text:style-name="T5"> </text:span></text:span><text:a xlink:type="simple" xlink:href="http://en.wikipedia.org/wiki/Network_News_Transfer_Protocol"><text:span text:style-name="T9">NNTP</text:span></text:a><text:span text:style-name="T5">,</text:span><text:span text:style-name="apple-converted-space"><text:span text:style-name="T5"> </text:span></text:span><text:a xlink:type="simple" xlink:href="http://en.wikipedia.org/wiki/Internet_Message_Access_Protocol"><text:span text:style-name="T9">IMAP</text:span></text:a><text:span text:style-name="T5">,</text:span><text:span text:style-name="apple-converted-space"><text:span text:style-name="T5"> </text:span></text:span><text:a xlink:type="simple" xlink:href="http://en.wikipedia.org/wiki/Secure_Shell"><text:span text:style-name="T9">SSH</text:span></text:a><text:span text:style-name="T5">,</text:span><text:span text:style-name="apple-converted-space"><text:span text:style-name="T5"> </text:span></text:span><text:a xlink:type="simple" xlink:href="http://en.wikipedia.org/wiki/IRC"><text:span text:style-name="T9">IRC</text:span></text:a><text:span text:style-name="T5">,</text:span><text:span text:style-name="apple-converted-space"><text:span text:style-name="T5"> </text:span></text:span><text:a xlink:type="simple" xlink:href="http://en.wikipedia.org/wiki/File_Transfer_Protocol"><text:span text:style-name="T9">FTP</text:span></text:a><text:span text:style-name="T5">, and others), and much more. Twisted is based on the</text:span><text:span text:style-name="apple-converted-space"><text:span text:style-name="T5"> </text:span></text:span><text:a xlink:type="simple" xlink:href="http://en.wikipedia.org/wiki/Event-driven_programming"><text:span text:style-name="T9">event-driven programming</text:span></text:a><text:span text:style-name="T5"> paradigm, which means that users of Twisted write short</text:span><text:span text:style-name="apple-converted-space"><text:span text:style-name="T5"> </text:span></text:span><text:a xlink:type="simple" xlink:href="http://en.wikipedia.org/wiki/Callback_(computer_science)"><text:span text:style-name="T9">callbacks</text:span></text:a><text:span text:style-name="apple-converted-space"><text:span text:style-name="T5"> </text:span></text:span><text:span text:style-name="T5">which are called by the framework.</text:span></text:p>
      <text:p text:style-name="P8"/>
      <text:p text:style-name="P4"><text:span text:style-name="T7">In our project, we have used twisted to demonstrate the FTP simulation. We have created a file sharing system where a single client can concurrently download a file by creating multiple client handlers and its respective server handlers and hence provide a faster and more efficient way to download file contents. The basic concept that we used here are the TCP Echo Server and Client. </text:span><text:span text:style-name="T2">The server’s job is to listen for TCP connections on a particular port and echo back anything it receives. The client’s job is to connect to the server, send it a message, receive a response, and terminate the connection.</text:span><text:span text:style-name="T10"> </text:span><text:span text:style-name="T2">In an event-driven program, program flow is determined by external events. It is characterized by an </text:span><text:span text:style-name="T3">event loop </text:span><text:span text:style-name="T2">and the use of callbacks to trigger actions when events happen.</text:span></text:p>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Standard"><text:span text:style-name="T8">FTP:</text:span></text:p>
      <text:p text:style-name="Standard"><text:span text:style-name="T12">The developers of early applications conceptually divided methods of network use into two categories:</text:span><text:span text:style-name="apple-converted-space"><text:span text:style-name="T12"> </text:span></text:span><text:span text:style-name="T14">direct</text:span><text:span text:style-name="apple-converted-space"><text:span text:style-name="T12"> </text:span></text:span><text:span text:style-name="T12">and</text:span><text:span text:style-name="apple-converted-space"><text:span text:style-name="T12"> </text:span></text:span><text:span text:style-name="T14">indirect</text:span><text:span text:style-name="T12">. Direct network applications let a user access a remote host and use it as if it were local, creating the illusion that the network doesn't even exist (or at least, minimizing the importance of distance). Indirect network use meant getting resources from a remote host and using them on the local system, then transferring them back. These two methods of use became the models for the first two formalized TCP/IP networking applications:</text:span><text:span text:style-name="apple-converted-space"><text:span text:style-name="T12"> </text:span></text:span><text:span text:style-name="T4">Telnet</text:span><text:span text:style-name="apple-converted-space"><text:span text:style-name="T12"> </text:span></text:span><text:span text:style-name="T12">for direct access and the</text:span><text:span text:style-name="apple-converted-space"><text:span text:style-name="T12"> </text:span></text:span><text:span text:style-name="T14">File Transfer Protocol (FTP)</text:span><text:span text:style-name="apple-converted-space"><text:span text:style-name="T12"> </text:span></text:span><text:span text:style-name="T12">for indirect network use.</text:span></text:p>
      <text:p text:style-name="Standard"><text:span text:style-name="T12">FTP was created with the overall goal of allowing indirect use of computers on a network, by making it easy for users to move files from one place to another. Like most TCP/IP protocols, it is based on a</text:span><text:span text:style-name="apple-converted-space"><text:span text:style-name="T12"> </text:span></text:span><text:span text:style-name="T13">client/server model</text:span><text:span text:style-name="T12">, with an FTP client on a user machine creating a connection to an FTP server to send and retrieve files to and from the server.</text:span></text:p>
      <text:p text:style-name="Normal_20__28_Web_29_"><text:span text:style-name="T11">FTP uses the reliable</text:span><text:span text:style-name="apple-converted-space"><text:span text:style-name="T11"> </text:span></text:span><text:span text:style-name="T11">Transmission Control Protocol (TCP)</text:span><text:span text:style-name="apple-converted-space"><text:span text:style-name="T11"> </text:span></text:span><text:span text:style-name="T11">at the transport layer. An authentication system is used to ensure that only authorized clients are allowed to access a server. At the same time, a feature sometimes called </text:span><text:span text:style-name="T15">anonymous FTP</text:span><text:span text:style-name="apple-converted-space"><text:span text:style-name="T11"> </text:span></text:span><text:span text:style-name="T11">allows an organization that wishes it to set up a general information server to provide files to anyone who might want to retrieve them.</text:span></text:p>
      <text:p text:style-name="Normal_20__28_Web_29_"><text:span text:style-name="T11">In our project, we have used the GET command (Download)–</text:span><text:span text:style-name="T16">To Copy a file from an FTP site to another computer. If you're merely downloading shared files an anonymous account is usually sufficient. However, if you're downloading Web pages for update, a password and user privileges is usually required. All the operations are done using the ubuntu’s terminal.</text:span></text:p>
      <text:p text:style-name="P6">Yet to be added......</text:p>
      <text:p text:style-name="P6"><text:span text:style-name="T16">MULTIPLE INTERFACES:</text:span></text:p>
      <text:p text:style-name="P6"><text:span text:style-name="T16">GENERAL CLIENT-SERVER COMMUNICATION:</text:span></text:p>
      <text:p text:style-name="P6"><text:span text:style-name="T16">IP ADDRESSES:</text:span></text:p>
      <text:p text:style-name="P6"><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nionPro-Italic" svg:font-family="MinionPro-Ital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as</meta:initial-creator>
    <meta:editing-cycles>2</meta:editing-cycles>
    <meta:creation-date>2015-03-31T12:43:00</meta:creation-date>
    <dc:date>2015-03-31T21:47:57.233405517</dc:date>
    <meta:editing-duration>PT1M27S</meta:editing-duration>
    <meta:generator>LibreOffice/4.2.7.2$Linux_X86_64 LibreOffice_project/420m0$Build-2</meta:generator>
    <meta:document-statistic meta:table-count="0" meta:image-count="0" meta:object-count="0" meta:page-count="2" meta:paragraph-count="13" meta:word-count="506" meta:character-count="3081" meta:non-whitespace-character-count="25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